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14" style:family="paragraph" style:parent-style-name="Standard" style:list-style-name="L1"/>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3">
      <style:text-properties fo:font-weight="bold" style:font-weight-asian="bold" style:font-weight-complex="bold"/>
    </style:style>
    <style:style style:name="P17" style:family="paragraph" style:parent-style-name="Standard" style:list-style-name="L4">
      <style:text-properties fo:font-weight="bold" style:font-weight-asian="bold" style:font-weight-complex="bold"/>
    </style:style>
    <style:style style:name="P18" style:family="paragraph" style:parent-style-name="Standard" style:list-style-name="L7">
      <style:paragraph-properties fo:text-align="start" style:justify-single-word="false"/>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list-style-name="L1">
      <style:text-properties fo:font-weight="normal" style:font-weight-asian="normal" style:font-weight-complex="normal"/>
    </style:style>
    <style:style style:name="P21" style:family="paragraph" style:parent-style-name="Standard" style:list-style-name="L2">
      <style:text-properties fo:font-weight="normal" style:font-weight-asian="normal" style:font-weight-complex="normal"/>
    </style:style>
    <style:style style:name="P22" style:family="paragraph" style:parent-style-name="Standard" style:list-style-name="L3">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list-style-name="L7">
      <style:paragraph-properties fo:text-align="start" style:justify-single-word="false"/>
      <style:text-properties fo:font-weight="normal" style:font-weight-asian="normal" style:font-weight-complex="normal"/>
    </style:style>
    <style:style style:name="P25" style:family="paragraph" style:parent-style-name="Standard" style:list-style-name="L8">
      <style:text-properties fo:font-weight="normal" style:font-weight-asian="normal" style:font-weight-complex="normal"/>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text-properties fo:font-style="normal" fo:font-weight="normal" style:font-style-asian="normal" style:font-weight-asian="normal" style:font-style-complex="normal" style:font-weight-complex="normal"/>
    </style:style>
    <style:style style:name="P29" style:family="paragraph" style:parent-style-name="Standard" style:list-style-name="L6">
      <style:text-properties fo:font-style="normal" fo:font-weight="normal" style:font-style-asian="normal" style:font-weight-asian="normal" style:font-style-complex="normal" style:font-weight-complex="normal"/>
    </style:style>
    <style:style style:name="P30" style:family="paragraph" style:parent-style-name="Standard" style:list-style-name="L3">
      <style:text-properties fo:font-style="normal" style:font-style-asian="normal" style:font-style-complex="normal"/>
    </style:style>
    <style:style style:name="P31" style:family="paragraph" style:parent-style-name="Standard" style:list-style-name="L6">
      <style:text-properties fo:font-style="normal" style:font-style-asian="normal" style:font-style-complex="normal"/>
    </style:style>
    <style:style style:name="P32" style:family="paragraph" style:parent-style-name="Standard" style:list-style-name="L6">
      <style:text-properties fo:font-style="normal" fo:font-weight="bold" style:font-style-asian="normal" style:font-weight-asian="bold" style:font-style-complex="normal" style:font-weight-complex="bold"/>
    </style:style>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Notice the trend that our protagonists aren't perfect. They're good persons when it comes to certain situations, and they're less than good in others. It's selective and compartmentalized which makes them feel more human. But at the end, they overcome these shortcomings which makes their journey complete.**</text:p>
      <text:p text:style-name="P2">I. ROLAN:</text:p>
      <text:p text:style-name="P2"/>
      <text:list xml:id="list2099298033586379463" text:style-name="L1">
        <text:list-header>
          <text:p text:style-name="P15">Positives:</text:p>
        </text:list-header>
        <text:list-item>
          <text:p text:style-name="P14">a country boy by heart – great on the outdoors</text:p>
        </text:list-item>
        <text:list-item>
          <text:p text:style-name="P14">has a good sense of humor, takes jokes well and has something to say back too</text:p>
        </text:list-item>
        <text:list-item>
          <text:p text:style-name="P14">fun, amiable, and can get along with anyone</text:p>
        </text:list-item>
        <text:list-item>
          <text:p text:style-name="P14">composed most of the time except when it comes to the Dark Lord and his town's murder</text:p>
        </text:list-item>
        <text:list-item>
          <text:p text:style-name="P14">has a good sense of leadership</text:p>
        </text:list-item>
        <text:list-item>
          <text:p text:style-name="P14">proud of where he came from</text:p>
        </text:list-item>
        <text:list-item>
          <text:p text:style-name="P14">fairly balanced outlook except for some shortcomings which we all have</text:p>
        </text:list-item>
        <text:list-item>
          <text:p text:style-name="P14">just an overall ok dude</text:p>
        </text:list-item>
      </text:list>
      <text:p text:style-name="Standard"/>
      <text:list xml:id="list36452177" text:continue-numbering="true" text:style-name="L1">
        <text:list-header>
          <text:p text:style-name="P15">Negatives:</text:p>
        </text:list-header>
        <text:list-item>
          <text:p text:style-name="P20">in-denial of what happened to his town, running away from grief and covering his sadness by staying busy</text:p>
        </text:list-item>
        <text:list-item>
          <text:p text:style-name="P20">guilt-ridden because he wasn't there when his town was destroyed</text:p>
        </text:list-item>
        <text:list-item>
          <text:p text:style-name="P20">inexperienced on high-class society culture and dealing with important people</text:p>
        </text:list-item>
        <text:list-item>
          <text:p text:style-name="P20">blunt/straightforward when it comes to conversations that may sometimes get him into trouble or make his quest harder if he offends someone</text:p>
        </text:list-item>
        <text:list-item>
          <text:p text:style-name="P20">gets a bit impatient which stems from his focus to stop the Dark Lord</text:p>
        </text:list-item>
        <text:list-item>
          <text:p text:style-name="P20">too practical <text:s/>– stingy with money and resources</text:p>
        </text:list-item>
        <text:list-item>
          <text:p text:style-name="P20">prideful at times</text:p>
        </text:list-item>
        <text:list-item>
          <text:p text:style-name="P20">hard to get to open up about personal feelings</text:p>
          <text:p text:style-name="P14"/>
          <text:p text:style-name="P15">Weird tendencies:</text:p>
          <text:p text:style-name="P14"/>
        </text:list-item>
        <text:list-item>
          <text:p text:style-name="P14">has weird hang ups about scantily-clad women – he would get fatherly, try to cover her up and ask “where's your parents??” even if she's old enough. Lulu will joke about his future daughter dressing up like an old lady, foreshadowing that he's gonna be a father someday.</text:p>
        </text:list-item>
      </text:list>
      <text:p text:style-name="Standard"/>
      <text:list xml:id="list36465666" text:continue-numbering="true" text:style-name="L1">
        <text:list-header>
          <text:p text:style-name="P15">Dialogue ideas and personal quips:</text:p>
        </text:list-header>
      </text:list>
      <text:p text:style-name="Standard"/>
      <text:list xml:id="list36454854" text:continue-numbering="true" text:style-name="L1">
        <text:list-item>
          <text:p text:style-name="P14">Always telling people that he's raised by “a good man named Heath”</text:p>
        </text:list-item>
        <text:list-item>
          <text:p text:style-name="P14">He likes to think of himself as “a stand up guy”</text:p>
          <text:p text:style-name="P14"/>
          <text:p text:style-name="P15">He's NOT these stereotypes:</text:p>
        </text:list-item>
      </text:list>
      <text:p text:style-name="Standard"/>
      <text:list xml:id="list6187277375230441169" text:style-name="L2">
        <text:list-item>
          <text:p text:style-name="P26">a comedian or a fool</text:p>
        </text:list-item>
        <text:list-item>
          <text:p text:style-name="P26">an awkward wussy</text:p>
        </text:list-item>
        <text:list-item>
          <text:p text:style-name="P26">a slow country bumpkin</text:p>
        </text:list-item>
        <text:list-item>
          <text:p text:style-name="P26">the uptight, honorable hero with a stick up his butt</text:p>
        </text:list-item>
        <text:list-item>
          <text:p text:style-name="P26">rebellious angry dude who's angry at everything</text:p>
          <text:p text:style-name="P21"><text:soft-page-break/></text:p>
        </text:list-item>
      </text:list>
      <text:p text:style-name="P1">Rolan will have two character arcs:</text:p>
      <text:p text:style-name="P4"/>
      <text:p text:style-name="P4"><text:span text:style-name="T1">1. Main arc –</text:span> Rolan needs to face his feelings and accept what happened - no matter how many people he helps out and even if he kills the Dark Lord, he can never bring back his village. </text:p>
      <text:p text:style-name="P4"/>
      <text:p text:style-name="P4">It all comes around in the climax when he returns to his burned down village, enters every house and reminisce about the people who lived there(seeing visions of their happy past)and talking through his </text:p>
      <text:p text:style-name="P4">feelings. Then after he finally let go, the ghosts of his family and friends guide him towards the entrance of the Dark Lord's fortress. He's now ready to enter the final battle. </text:p>
      <text:p text:style-name="P4"/>
      <text:p text:style-name="P12">“Try as I might I can't bring all of you back, but in your honor I won't let anything like this happen again to the people I love. I miss you all.”</text:p>
      <text:p text:style-name="P12"/>
      <text:p text:style-name="P13">For more info about this part, see “Re-living memories” located in J. THE FINAL BATTLE in the story document</text:p>
      <text:p text:style-name="P8"/>
      <text:p text:style-name="P10">After this process, there will be a change that happens to Rolan, where he shifts his focus from <text:span text:style-name="T9">taking vengeance</text:span><text:span text:style-name="T10"> </text:span>on the Dark Lord to <text:span text:style-name="T9">protecting his loved ones</text:span>.</text:p>
      <text:p text:style-name="P6"/>
      <text:p text:style-name="P3">2. Secondary arc – <text:span text:style-name="T2">Rolan needs to forgive Lulu's betrayal, and accept her for what she is. He needs to realize that love equals to sacrifice. He will overcome this in his second time in the Spire, at the trials to <text:s/>get the Neutral crystal. </text:span></text:p>
      <text:p text:style-name="P1"/>
      <text:p text:style-name="P1"/>
      <text:p text:style-name="P1">Rolan's growth path:</text:p>
      <text:p text:style-name="Standard"/>
      <text:list xml:id="list9199645452242410658" text:style-name="L3">
        <text:list-item>
          <text:p text:style-name="P27"><text:span text:style-name="T1">Before his town was destroyed – </text:span><text:span text:style-name="T5">*Mood – positive*</text:span><text:span text:style-name="T4"> </text:span></text:p>
          <text:p text:style-name="P22">Curious, fun, obedient but also thinks for himself, doesn't follow blindly – a normal teenager. </text:p>
        </text:list-item>
        <text:list-item>
          <text:p text:style-name="P27"><text:span text:style-name="T1">After his town was destroyed and teaming up with Lulu -</text:span> <text:span text:style-name="T3"><text:s/>*Mood – whatever* </text:span></text:p>
          <text:p text:style-name="P27">Very calm, f<text:span text:style-name="T2">ocused, stoic. Reality is that he's in denial. He immediately focused his attention to his quest of obtaining the Divine Crystals before the Dark Lord can. He didn't show grief, and remained silent unless talked to. </text:span></text:p>
          <text:p text:style-name="P22">Rolan was kinda “whatever” when Lulu says she's joining him, first is because he's trying not to think too much and just ride the wave, and second is because she claims that she might be able to help him do his mission. </text:p>
        </text:list-item>
        <text:list-item>
          <text:p text:style-name="P27"><text:span text:style-name="T1">Traveling with Lulu - <text:s/></text:span><text:span text:style-name="T5">*Mood – split: eager to help others; running from his inner demons* </text:span><text:span text:style-name="T4"><text:s/></text:span></text:p>
          <text:p text:style-name="P22">He's trying his best to help everyone as much as he can because he doesn't want to deal with his own grief. He's also trying to help attacked villages because at the back of his mind, this is making up for not being there when his town was attacked. He's running away from himself and keeping busy. He's also slowly opening up again, showing some signs of the positive person that he is before his town was destroyed. </text:p>
        </text:list-item>
        <text:list-item>
          <text:p text:style-name="P27"><text:span text:style-name="T1">Trial in the Spire</text:span><text:span text:style-name="T2"> </text:span><text:span text:style-name="T1">-</text:span><text:span text:style-name="T2"> <text:s/></text:span><text:span text:style-name="T5">*Mood – struggling and angry*</text:span></text:p>
          <text:p text:style-name="P27"><text:span text:style-name="T6">After Lulu's betrayal, l</text:span><text:span text:style-name="T2">ife forced him to stop and deal with all of his emotional issues – his town's demise, Lulu's betrayal, his personal failure at his mission. He needs to overcome this in the trials, find a resolution within himself before continuing on his journey. He will overcome the grief in Lulu's betrayal, but finding a closure for what happened to his town is still far from happening. </text:span></text:p>
          <text:p text:style-name="P22"/>
          <text:p text:style-name="P16"><text:soft-page-break/></text:p>
        </text:list-item>
        <text:list-item>
          <text:p text:style-name="P27"><text:span text:style-name="T1">Searching for the rebels </text:span><text:span text:style-name="T2">- </text:span><text:span text:style-name="T5">*Mood – recovering*</text:span></text:p>
          <text:p text:style-name="P28">Once he finds his answers in the trial in the Spire, Rolan will start to find some balance and positivity in his attitude once more. </text:p>
        </text:list-item>
        <text:list-item>
          <text:p text:style-name="P30"><text:span text:style-name="T1">In the South, Before the Final Battle - </text:span><text:span text:style-name="T5">*Mood – peaceful*</text:span></text:p>
          <text:p text:style-name="P28">Meeting the people he loved one last time and getting a chance to re-live great memories before they move on gives Rolan the peace and closure he seeks for ever since he started his journey</text:p>
        </text:list-item>
        <text:list-item>
          <text:p text:style-name="P28"><text:span text:style-name="T1">Sacrificing Himself </text:span>- <text:span text:style-name="T3">*Mood – victorious*</text:span> </text:p>
          <text:p text:style-name="P28">Saving Lulu's life wraps up Rolan's character growth by :</text:p>
          <text:p text:style-name="P28"/>
          <text:p text:style-name="P28">a. Allowing him to finally be there to save someone he loves unlike what happened in the forest town </text:p>
          <text:p text:style-name="P28">b. Choose to let go of his hate towards the Dark Lord and instead focus on protecting the person he loves most</text:p>
          <text:p text:style-name="P28"/>
        </text:list-item>
      </text:list>
      <text:p text:style-name="P1"/>
      <text:p text:style-name="P1">SUMMARY:</text:p>
      <text:p text:style-name="P1"/>
      <text:p text:style-name="P1">Before everything – <text:span text:style-name="T2"><text:s/>normal</text:span></text:p>
      <text:p text:style-name="P1">After forest town was destroyed – <text:span text:style-name="T2">in-denial</text:span></text:p>
      <text:p text:style-name="P1">Traveling with Lulu – <text:span text:style-name="T2">split: eager to help others; running from his inner demons</text:span></text:p>
      <text:p text:style-name="P1">Trial in the Spire – <text:span text:style-name="T2">struggling and angry</text:span></text:p>
      <text:p text:style-name="P1">Searching for the rebels –<text:span text:style-name="T2"> </text:span><text:span text:style-name="T6"><text:s/>recovering </text:span></text:p>
      <text:p text:style-name="P1">In the South, before the final battle<text:span text:style-name="T2"> – peaceful, finally getting the chance to talk to his loved ones one last time gives him the peace he seeks </text:span></text:p>
      <text:p text:style-name="P1">Sacrificing Himself – <text:span text:style-name="T2">victorious, this is the chance he wished he got back then – a chance to protect his loved ones instead of focusing on hatred and revenge</text:span></text:p>
      <text:p text:style-name="P11"/>
      <text:p text:style-name="P9"/>
      <text:list xml:id="list36475046" text:continue-numbering="true" text:style-name="L3">
        <text:list-header>
          <text:p text:style-name="P27"/>
        </text:list-header>
      </text:list>
      <text:p text:style-name="P2">II. LULU:</text:p>
      <text:p text:style-name="Standard"/>
      <text:p text:style-name="Standard"/>
      <text:list xml:id="list8030464312488328836" text:style-name="L4">
        <text:list-header>
          <text:p text:style-name="P17">Positives:</text:p>
        </text:list-header>
        <text:list-item>
          <text:p text:style-name="P33">independent</text:p>
        </text:list-item>
        <text:list-item>
          <text:p text:style-name="P33">strong</text:p>
        </text:list-item>
        <text:list-item>
          <text:p text:style-name="P33">caring when it comes to children and poor people from little villages</text:p>
        </text:list-item>
        <text:list-item>
          <text:p text:style-name="P33">grows to care for Rolan because she went through the same thing he did</text:p>
        </text:list-item>
        <text:list-item>
          <text:p text:style-name="P33">fun-loving and has a dark sense of humor</text:p>
        </text:list-item>
        <text:list-item>
          <text:p text:style-name="P33">loves candy</text:p>
          <text:p text:style-name="P33"/>
          <text:p text:style-name="P17">Negatives:</text:p>
        </text:list-item>
        <text:list-item>
          <text:p text:style-name="P33">NEVER asks for help</text:p>
        </text:list-item>
        <text:list-item>
          <text:p text:style-name="P33">blinded to the obvious flaws of her adopted father, Lucius, because he's the person who saved her</text:p>
        </text:list-item>
        <text:list-item>
          <text:p text:style-name="P33">has lost belief to people in general, believes people can't even rule over themselves</text:p>
        </text:list-item>
        <text:list-item>
          <text:p text:style-name="P33">competitive</text:p>
        </text:list-item>
        <text:list-item>
          <text:p text:style-name="P33">insensitive and harsh to people who have more than enough, authorities, and enemies</text:p>
        </text:list-item>
        <text:list-item>
          <text:p text:style-name="P33"><text:soft-page-break/>tries to maintain a tough facade</text:p>
        </text:list-item>
        <text:list-item>
          <text:p text:style-name="P33">wounded, has a lot of emotional baggage</text:p>
        </text:list-item>
      </text:list>
      <text:p text:style-name="Standard"/>
      <text:list xml:id="list36466817" text:continue-numbering="true" text:style-name="L4">
        <text:list-header>
          <text:p text:style-name="P17">She's not these stereotypes:</text:p>
        </text:list-header>
      </text:list>
      <text:p text:style-name="Standard"/>
      <text:list xml:id="list539135062123501986" text:style-name="L5">
        <text:list-item>
          <text:p text:style-name="P34">the fundamentally evil she-devil</text:p>
        </text:list-item>
        <text:list-item>
          <text:p text:style-name="P34">girl next door</text:p>
        </text:list-item>
        <text:list-item>
          <text:p text:style-name="P34">the weak princess that needs saving</text:p>
        </text:list-item>
      </text:list>
      <text:p text:style-name="Standard"/>
      <text:p text:style-name="Standard"/>
      <text:p text:style-name="P1">Lulu's growth path:</text:p>
      <text:p text:style-name="Standard"/>
      <text:list xml:id="list2945817554470933698" text:style-name="L6">
        <text:list-item>
          <text:p text:style-name="P35"><text:span text:style-name="T1">Before everything - </text:span><text:span text:style-name="T5">*Mood – positive* </text:span></text:p>
          <text:p text:style-name="P29">Lulu started out as a very sheltered kid in the small town of Eth Sin. They weren't rich, but they had enough and some to spare. Being the only kid and a daughter at that, her parents prevented her from doing anything risky or putting herself in situations where she might get hurt.</text:p>
        </text:list-item>
        <text:list-item>
          <text:p text:style-name="P35"><text:span text:style-name="T7">After her town was destroyed and living on the streets - *</text:span><text:span text:style-name="T5">Mood – helpless to vicious* </text:span></text:p>
          <text:p text:style-name="P29">The consequences of living a sheltered childhood manifested after Lulu's town was destroyed by the “Demons”. She was sickly and couldn't fend for herself. She got into trouble more often than not and was able to escape only through sheer luck.</text:p>
          <text:p text:style-name="P29">It took several hard lessons but Lulu finally got the message – it's kill or be killed in the streets. She learned to be vicious, to stand her ground and look after herself. </text:p>
        </text:list-item>
        <text:list-item>
          <text:p text:style-name="P31"><text:span text:style-name="T1">Adopted by the Dark Lord - *</text:span><text:span text:style-name="T5">Mood – suspicious to blindly trusting*</text:span></text:p>
          <text:p text:style-name="P29">Living in the streets for years has made Lulu very suspicious so at first, she doesn't trust the Dark Lord at all. But the strength and vision of the Dark Lord slowly blinds her into trusting him – the man who saved her from the streets. </text:p>
        </text:list-item>
        <text:list-item>
          <text:p text:style-name="P35"><text:span text:style-name="T1">When she first met Rolan – </text:span><text:span text:style-name="T5">*Mood – fake*</text:span><text:span text:style-name="T4"> </text:span></text:p>
          <text:p text:style-name="P29"><text:s/>When they first met, Lulu claims that her mission is to prevent more towns from getting destroyed, which is actually true. While being the general of the Dark Lord, Lulu's intentions are somewhat good. She knows there will be less bloodshed and towns destroyed if she found a “hero” to do the dirty work for them and get the neutral crystal himself instead of the Dark Lord attacking every single town.</text:p>
        </text:list-item>
        <text:list-item>
          <text:p text:style-name="P35"><text:span text:style-name="T1">Doing missions together - </text:span><text:span text:style-name="T5">*Mood - curious*</text:span></text:p>
          <text:p text:style-name="P35">Lulu slowly starts to get curious to Rolan, as to why is he so stoic about what happened to his village, why doesn't he want to talk about it and grieve.</text:p>
        </text:list-item>
        <text:list-item>
          <text:p text:style-name="P35"><text:span text:style-name="T2">G</text:span><text:span text:style-name="T1">oing to the North - </text:span><text:span text:style-name="T5">*Mood –secretive*</text:span></text:p>
          <text:p text:style-name="P29">Lulu will start to get distant and occasionally disappear once you head to the North. She wouldn't talk about where she's going and is just generally hard to deal with. This is because she's trying to find out more about the prison named Kjelblock, where the people who destroyed her town is incarcerated. </text:p>
        </text:list-item>
        <text:list-item>
          <text:p text:style-name="P35"><text:span text:style-name="T1">More missions together</text:span> - <text:s/><text:span text:style-name="T3">*Mood – blooming*</text:span></text:p>
          <text:p text:style-name="P35">This is Lulu's best time, her relationship with Rolan is going well and they're getting to know more about each other. This includes moments on the Air Temple and the Spire pt. 1.</text:p>
        </text:list-item>
      </text:list>
      <text:p text:style-name="Standard"/>
      <text:p text:style-name="Standard">**IMPORTANT NOTE – Up to this point, Lulu is somewhat reasonable. She's still tough and somewhat insensitive, but not vicious. Hunting the escaped convicts brings out her dark side though, and it all goes in a climax by her killing them in front of Rolan. </text:p>
      <text:p text:style-name="Standard"/>
      <text:list xml:id="list36467918" text:continue-numbering="true" text:style-name="L6">
        <text:list-item>
          <text:p text:style-name="P35"><text:soft-page-break/><text:span text:style-name="T1">Interlude: Demons </text:span>- <text:span text:style-name="T3">*Mood – vengeful, intense*</text:span></text:p>
          <text:p text:style-name="P35">Lulu's growth will reach a wall when they come across a town ravaged by the “Demons of Eth Sin”. She will disappear and put all her focus in hunting them and taking them down.</text:p>
        </text:list-item>
        <text:list-item>
          <text:p text:style-name="P35"><text:span text:style-name="T1">Battle on the West - </text:span><text:span text:style-name="T5">*Mood – distant and empty*</text:span></text:p>
          <text:p text:style-name="P29">Lulu will feel emptiness after killing the Demons which stems from the question “I got my revenge, why am I still miserable?”</text:p>
          <text:p text:style-name="P29">Lulu and Rolan's relationship will have a gap after she killed the escaped convicts. It's obvious that you both don't see things in a similar way. Things are not going well at all but Rolan isn't aware that it's that bad. It reaches a conclusion when Lulu betrayed him.</text:p>
        </text:list-item>
        <text:list-item>
          <text:p text:style-name="P32">After the betrayal- <text:span text:style-name="T5">*Mood – regressing*</text:span></text:p>
          <text:p text:style-name="P29">Lulu is confused about betraying Rolan and it forced her back into her default mode, her comfort zone. She gets back to her cold and uncaring ways, the little girl who did everything to survive in the rough streets. </text:p>
        </text:list-item>
        <text:list-item>
          <text:p text:style-name="P35"><text:span text:style-name="T7">Crossing paths in the East</text:span><text:span text:style-name="T6"> </text:span><text:span text:style-name="T1">- </text:span><text:span text:style-name="T5">*Mood – confused*</text:span></text:p>
          <text:p text:style-name="P29">Trying hard to push Rolan back and out of her thoughts, it would get her more confused seeing him personally so she runs away and lets the generals deal with him. She never ordered them to kill Rolan or anything, she just ran away. </text:p>
        </text:list-item>
        <text:list-item>
          <text:p text:style-name="P29"><text:span text:style-name="T1">In the Monolith – before fighting Rolan </text:span><text:span text:style-name="T3">*Mood – more confused*</text:span></text:p>
          <text:p text:style-name="P29">Rolan didn't die and now she has to fight him personally. Her mind is jumbled, the mission is at stake and he's trying to stop them. She puts her foot down and becomes desperate to defend her mission.</text:p>
        </text:list-item>
        <text:list-item>
          <text:p text:style-name="P29"><text:span text:style-name="T1">In the Monolith – fighting Rolan while being possessed by Dark Magic </text:span><text:span text:style-name="T3">*Mood – helpless*</text:span></text:p>
          <text:p text:style-name="P29">Lulu finally becomes vulnerable and utters one word to Rolan – Help. She takes one giant leap in her character development as she finally asks someone for help. </text:p>
        </text:list-item>
        <text:list-item>
          <text:p text:style-name="P29"><text:span text:style-name="T1">In the Monolith – after Rolan's sacrifice </text:span><text:span text:style-name="T3">*Mood – lucid*</text:span></text:p>
          <text:p text:style-name="P29">Through Rolan's actions, she learns that everyone has a choice. People like Rolan shine and inspire because they repeatedly choose to sacrifice for the ones they love. The kind of enduring love that suffers for the sake of the other. That there are still good men in this world, willing to put others before themselves. </text:p>
        </text:list-item>
        <text:list-item>
          <text:p text:style-name="P29">I<text:span text:style-name="T1">n the Monolith – confronting her father </text:span><text:span text:style-name="T3">*Mood – freed*</text:span></text:p>
          <text:p text:style-name="P29">Armed with Rolan's will, she carries on his legacy. After his father reveals his true plan of using the neutral crystal to release the Outsider, she tries to stop her father from reviving it. She finally sees his flaws and how wrong he is to think that all people cannot rule over themselves. </text:p>
        </text:list-item>
      </text:list>
      <text:p text:style-name="P1"/>
      <text:p text:style-name="P1">Lulu will have two arcs:</text:p>
      <text:p text:style-name="P4"/>
      <text:list xml:id="list2177611576294073268" text:style-name="L8">
        <text:list-item>
          <text:p text:style-name="P25"><text:span text:style-name="T1">Main arc – </text:span><text:s/>Lulu needs to overcome the need to put her guard up all the time and allow herself to be vulnerable sometimes, to stop being the scared child huddled in a dark alley. In a way, she still carries the guilt and fear that once she asks for help, the people she asked will turn out to be like the Demons of Eth Sin. In short, she needs to learn to trust others and accept the fact that there are still genuinely good people in this world like Rolan.</text:p>
          <text:p text:style-name="P25"/>
          <text:p text:style-name="P25">This will come full circle once she asks Rolan for help when she was helpless and being taken over by the Faustian Scrolls in the Final Battle. </text:p>
          <text:p text:style-name="P25"/>
        </text:list-item>
        <text:list-item>
          <text:p text:style-name="P25"><text:span text:style-name="T1">Secondary arc – </text:span><text:s/>Lulu needs to realize how blinded she is to her adopted father. Stop obeying blindly and taking every word he said as correct just because he saved her in her time of greatest need. She needs to think for herself. </text:p>
          <text:p text:style-name="P25"/>
          <text:p text:style-name="P25"><text:soft-page-break/>This will come full circle once Rolan helps her and chooses to sacrifice himself to save her over taking revenge on the Dark Lord. After he tells her in their confrontation about his plan to revive the Outsider, she realized he's wrong this time and that he's only a person – one that's about to make a huge mistake. </text:p>
        </text:list-item>
      </text:list>
      <text:p text:style-name="P5"/>
      <text:p text:style-name="P1"/>
      <text:p text:style-name="P1"/>
      <text:p text:style-name="P1">SUMMARY:</text:p>
      <text:p text:style-name="P1"/>
      <text:p text:style-name="P1">Childhood – <text:span text:style-name="T2">sheltered</text:span></text:p>
      <text:p text:style-name="P1">On her own the the streets – <text:span text:style-name="T2">from barely surviving to being vicious</text:span></text:p>
      <text:p text:style-name="P1">Adopted by the Dark Lord – <text:span text:style-name="T2">suspicious to blindly trusting</text:span></text:p>
      <text:p text:style-name="P1">Meeting Rolan – <text:span text:style-name="T2">from indifferent to curious to caring to in love</text:span></text:p>
      <text:p text:style-name="P1">Chasing the Demons – <text:span text:style-name="T2">tunnel-visioned to getting revenge </text:span></text:p>
      <text:p text:style-name="P1">Battle of the West – <text:span text:style-name="T2">distant and empty</text:span></text:p>
      <text:p text:style-name="P1">After her betrayal – <text:span text:style-name="T2">regressing back to being cold and indifferent</text:span></text:p>
      <text:p text:style-name="P1">Crossing paths in the East – <text:span text:style-name="T2">confused</text:span></text:p>
      <text:p text:style-name="P1">In the monolith – before fighting Rolan – <text:span text:style-name="T2">more confused</text:span></text:p>
      <text:p text:style-name="P1">In the monolith – fighting Rolan/being controlled – <text:span text:style-name="T2">learns to trust Rolan and ask for help</text:span></text:p>
      <text:p text:style-name="P1"><text:span text:style-name="T8">In the Monolith – after Rolan's sacrifice – </text:span><text:span text:style-name="T6"><text:s/>faith in humanity restored, learns what true love is</text:span></text:p>
      <text:p text:style-name="P1"><text:span text:style-name="T8">In the Monolith – confronting her father –</text:span><text:span text:style-name="T6"> finally sees her father's flaws, carries on Rolan's ideals</text:span></text:p>
      <text:p text:style-name="P1"/>
      <text:p text:style-name="P2">III. LUCIUS SANGRIA (THE DARK LORD)</text:p>
      <text:p text:style-name="P6"/>
      <text:p text:style-name="P7">“The more I do this, the more I realize that I cannot serve as a leader in this world, </text:p>
      <text:p text:style-name="P7">just like these other weak leaders who break at the slightest sign of pain.</text:p>
      <text:p text:style-name="P7"/>
      <text:p text:style-name="P7">We do not need someone who will swaddle us in comfort, give us gifts of milk and nectar, </text:p>
      <text:p text:style-name="P7">or comfort us every single time we fall. There is too much weak men already as it is. </text:p>
      <text:p text:style-name="P7"/>
      <text:p text:style-name="P7">We need someone who will push us to get better and reach our potential as a race. A leader </text:p>
      <text:p text:style-name="P7">who knows that the only path to reach your destiny is <text:s/>by getting through trials and tribulations.</text:p>
      <text:p text:style-name="P7"><text:s/>A leader that's not afraid to make sacrifices for the greater good of everyone, not diluting our collective power by catering to our every single pathetic need. </text:p>
      <text:p text:style-name="P7"/>
      <text:p text:style-name="P7">We need someone more than human, greater than us. Until then, we will never be content </text:p>
      <text:p text:style-name="P7">and we will always have complaints. People will continue to revolt, and we will never find </text:p>
      <text:p text:style-name="P7">our footing. We need a leader who suffered greater than us, who knows how it's like </text:p>
      <text:p text:style-name="P7">to be hungry, be trapped in total darkness, and live all alone – all of these things </text:p>
      <text:p text:style-name="P7">point to only a single entity in the universe - the True Ruler.”</text:p>
      <text:p text:style-name="P6"/>
      <text:p text:style-name="P5"/>
      <text:p text:style-name="P5">Lucius Sangria is a wise man and he knows it. Ever since he was a child, he never had any trouble getting what he wants. Growing up, he became a natural leader, and everybody in the city looked up to him for guidance and counsel.</text:p>
      <text:p text:style-name="P5"/>
      <text:p text:style-name="P5">With this kind of environment coupled by his talents, it's not strange to know that he grew up thinking that he knows what's best for everyone. </text:p>
      <text:p text:style-name="P5"/>
      <text:p text:style-name="P5"><text:soft-page-break/>Years passed and his strength and influence only grew until he became the leader of a whole nation, the most respected man in the world. He is finally in a position to make positive changes. However, after years of hard work, he noticed that the world is just getting more worse. All of his efforts haven't made any lasting changes.</text:p>
      <text:p text:style-name="P5"/>
      <text:p text:style-name="P5">All of this came to a climax when one day, he received a call telling him that his only daughter, Maloise, was found dead on an alley, a victim of armed robbery.</text:p>
      <text:p text:style-name="P5"/>
      <text:p text:style-name="P5">At this point, he let go of his control to the people of the East, and focused on finding a leader more suitable than him. Someone who would never let these kinds of things happen. Someone greater than the greatest leader in the world. <text:s/>He believes that mankind needs help and he will find them one that can. </text:p>
      <text:p text:style-name="P5"/>
      <text:p text:style-name="P5">That's when he stumbled upon the records about the Divine Matron and her enemy, the Outsider. </text:p>
      <text:p text:style-name="P5">What came out of it was the conclusion that the Divine Matron's methods didn't help men, it just stunted their growth and left them dependent on her. But her enemy is interesting enough that he looked more into what it is and what it wants. Even if the records tell that the Outsider is an evil entity, he just became more convinced that the Outsider is the ruler he's been looking for and the history books that painted him evil are written by the people that yearn for the babysitting of the Matron to come back.</text:p>
      <text:p text:style-name="P5"/>
      <text:p text:style-name="P5">He saw clues when there are none and his mistake is that in his desperation, he put all his hopes in the Outsider and believed that a fundamentally evil entity would help reign mankind in line. When in fact, the Outsider is highly jealous of men and would gladly kill every single person out of spite. </text:p>
      <text:p text:style-name="P5"/>
      <text:p text:style-name="P5"/>
      <text:p text:style-name="P5"><text:span text:style-name="T1">MAIN GRIPE: </text:span>The Dark Lord is upset that not everyone is perfect.</text:p>
      <text:p text:style-name="P5"/>
      <text:list xml:id="list1531882115058281748" text:style-name="L7">
        <text:list-header>
          <text:p text:style-name="P18">Positives:</text:p>
        </text:list-header>
        <text:list-item>
          <text:p text:style-name="P24">Wants progress for mankind</text:p>
        </text:list-item>
        <text:list-item>
          <text:p text:style-name="P24">Great leadership skills</text:p>
        </text:list-item>
      </text:list>
      <text:p text:style-name="P3"/>
      <text:list xml:id="list36479168" text:continue-numbering="true" text:style-name="L7">
        <text:list-header>
          <text:p text:style-name="P18">Negatives:</text:p>
        </text:list-header>
        <text:list-item>
          <text:p text:style-name="P24">Thinks that he knows what's best for everyone</text:p>
        </text:list-item>
        <text:list-item>
          <text:p text:style-name="P24">Desperate</text:p>
        </text:list-item>
        <text:list-item>
          <text:p text:style-name="P24">Believes that lives are just a necessary sacrifice for progress</text:p>
          <text:p text:style-name="P24"/>
        </text:list-item>
      </text:list>
      <text:p text:style-name="P3"/>
      <text:p text:style-name="P5"/>
      <text:p text:style-name="P5"/>
      <text:p text:style-name="P5"/>
      <text:p text:style-name="P5"/>
      <text:p text:style-name="P5"/>
      <text:p text:style-name="P1">Their relationship's progress:</text:p>
      <text:p text:style-name="Standard"/>
      <text:p text:style-name="Standard"/>
      <text:p text:style-name="Standard"/>
      <text:p text:style-name="Standard"/>
      <text:p text:style-name="Standard"/>
      <text:p text:style-name="Standard"><text:soft-page-break/>After the Southern quests, we get to a point where they're both comfortable with each other, their relationship is very fun cause the two are actually alike in the sense that they're both independent and they play on each other's humor. Of course it's not perfect as Rolan sometimes tends to be protective, and Lulu tends to be reckless and vice versa when it comes to the Dark Lord. </text:p>
      <text:p text:style-name="Standard"/>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6:44:51.62</meta:creation-date>
    <meta:generator>OpenOffice.org/3.4.1$Win32 OpenOffice.org_project/341m1$Build-9593</meta:generator>
    <dc:date>2015-03-02T16:30:12.29</dc:date>
    <meta:editing-duration>P1DT2H57M33S</meta:editing-duration>
    <meta:editing-cycles>721</meta:editing-cycles>
    <meta:document-statistic meta:table-count="0" meta:image-count="0" meta:object-count="0" meta:page-count="8" meta:paragraph-count="168" meta:word-count="3287" meta:character-count="17776"/>
  </office:meta>
</office:document-meta>
</file>